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background-color="#db5e36" loext:char-shading-value="0"/>
    </style:style>
    <style:style style:name="T2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Virtual WAN Cheat Sheet</text:h>
      <text:p text:style-name="Text_20_body"><text:span text:style-name="Strong_20_Emphasis">Azure Virtual WAN</text:span> is a <text:span text:style-name="Strong_20_Emphasis"><text:span text:style-name="T1">consolidated networking service</text:span></text:span> that brings many <text:span text:style-name="Strong_20_Emphasis"><text:span text:style-name="T2">networking, security, and routing</text:span></text:span> functionalities in a single operational interface. </text:p>
      <text:p text:style-name="Text_20_body">These functionalities include</text:p>
      <text:list xml:id="list3913649800" text:style-name="L1">
        <text:list-item>
          <text:p text:style-name="P2">branch connectivity (via connectivity automation from Virtual WAN Partner devices such as SD-WAN or VPN CPE) </text:p>
        </text:list-item>
        <text:list-item>
          <text:p text:style-name="P2">Site-to-site VPN connectivity, </text:p>
        </text:list-item>
        <text:list-item>
          <text:p text:style-name="P2">remote user VPN (Point-to-site) </text:p>
        </text:list-item>
        <text:list-item>
          <text:p text:style-name="P2">connectivity, private (ExpressRoute) connectivity, </text:p>
        </text:list-item>
        <text:list-item>
          <text:p text:style-name="P2">intra-cloud connectivity (transitive connectivity for virtual networks) </text:p>
        </text:list-item>
        <text:list-item>
          <text:p text:style-name="P2">VPN ExpressRoute inter-connectivity, </text:p>
        </text:list-item>
        <text:list-item>
          <text:p text:style-name="P2">routing </text:p>
        </text:list-item>
        <text:list-item>
          <text:p text:style-name="P1">Azure Firewall encryption for private connectivity. </text:p>
        </text:list-item>
      </text:list>
      <text:p text:style-name="Text_20_body">Azure Virtual WAN itself is a <text:span text:style-name="Strong_20_Emphasis"><text:span text:style-name="T1">Software Defined WAN (SD-WAN)</text:span></text:span></text:p>
      <text:p text:style-name="Text_20_body">Azure Virtual WAN is a much better way to route to your branches, data centers, VNet, and cloud services.</text:p>
      <text:p text:style-name="Text_20_body"><text:span text:style-name="Strong_20_Emphasis"><text:span text:style-name="T2">A Point of Presence (PoP)</text:span></text:span> Is an entry at the edge of a Network. eg. ISP Datacenter</text:p>
      <text:p text:style-name="Text_20_body">A <text:span text:style-name="Strong_20_Emphasis"><text:span text:style-name="T2">Hop</text:span></text:span> is when you change networks</text:p>
      <text:p text:style-name="Text_20_body"><text:span text:style-name="Strong_20_Emphasis">Multi-Protocol Label Switching (MPLS)</text:span> a method of packet forwarding where instead of using IP Address and Layer 3 information to make forwarding decisions an <text:span text:style-name="Strong_20_Emphasis"><text:span text:style-name="T2">MPLS label</text:span></text:span> is used to determine the shortest route to end destination.</text:p>
      <text:p text:style-name="Text_20_body"><text:span text:style-name="Strong_20_Emphasis">Software Defined WAN (SD-WAN)</text:span> decouples CPU intensive tasks from routers such as Management, Operations, and the Control plane that can now be controlled in a central location remotely and virtually at your headquarters. Since most ISPs support SD-WAN architecture you can directly control the flow of traffic through the internet.</text:p>
      <text:p text:style-name="Text_20_body"><text:span text:style-name="Strong_20_Emphasis">SD-WAN</text:span> can replace MLPS, so you traverse the internet instead of a private network</text:p>
      <text:p text:style-name="Text_20_body"><text:span text:style-name="Strong_20_Emphasis">SD-WAN</text:span> is more cost-effective and require less configuration than an MLPS initially and at scale</text:p>
      <text:p text:style-name="Text_20_body"><text:span text:style-name="Strong_20_Emphasis">SD-WAN</text:span> is secure because you will use HTTPS which is supported by your ISP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0:34:59.279515196</meta:creation-date>
    <dc:date>2022-05-09T10:35:13.546908476</dc:date>
    <meta:editing-duration>PT14S</meta:editing-duration>
    <meta:editing-cycles>1</meta:editing-cycles>
    <meta:document-statistic meta:table-count="0" meta:image-count="0" meta:object-count="0" meta:page-count="1" meta:paragraph-count="20" meta:word-count="262" meta:character-count="1699" meta:non-whitespace-character-count="1456"/>
    <meta:generator>LibreOffice/6.4.7.2$Linux_X86_64 LibreOffice_project/40$Build-2</meta:generator>
  </office:meta>
</office:document-meta>
</file>